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9.853cm"/>
    </style:style>
    <style:style style:name="pr7" style:family="presentation" style:parent-style-name="oranssi-subtitle">
      <style:graphic-properties draw:fill="solid" draw:fill-color="#ffffff" draw:auto-grow-height="true" fo:min-height="11.49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6.551cm"/>
    </style:style>
    <style:style style:name="pr11" style:family="presentation" style:parent-style-name="oranssi-subtitle">
      <style:graphic-properties draw:fill="solid" draw:fill-color="#ffffff" draw:auto-grow-height="true" fo:min-height="16.421cm"/>
    </style:style>
    <style:style style:name="pr12" style:family="presentation" style:parent-style-name="oranssi-outline1">
      <style:graphic-properties fo:min-height="15.58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FreeMono" fo:font-size="24pt" style:font-size-asian="24pt" style:font-size-complex="24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rquiv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Caracteres</text:p>
          </draw:text-box>
        </draw:frame>
        <draw:frame presentation:style-name="pr6" draw:text-style-name="P7" draw:layer="layout" svg:width="21.225cm" svg:height="9.853cm" svg:x="3.39cm" svg:y="6.559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w"</text:span><text:span text:style-name="T7">);</text:span></text:p>
            <text:p text:style-name="P6"><text:span text:style-name="T7"><text:s text:c="4"/></text:span><text:span text:style-name="T8">fputc</text:span><text:span text:style-name="T7">('a', f);</text:span></text:p>
            <text:p text:style-name="P6"><text:span text:style-name="T7"><text:s text:c="4"/></text:span><text:span text:style-name="T8">fputc</text:span><text:span text:style-name="T7">('b', f);</text:span></text:p>
            <text:p text:style-name="P6"><text:span text:style-name="T7"><text:s text:c="4"/></text:span><text:span text:style-name="T8">fputc</text:span><text:span text:style-name="T7">('c', f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1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7" draw:text-style-name="P7" draw:layer="layout" svg:width="21.225cm" svg:height="11.495cm" svg:x="3.39cm" svg:y="5.73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2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caractere: <text:span text:style-name="T9">fputc</text:span></text:p>
              </text:list-item>
              <text:list-item>
                <text:p>Ler caractere: <text:span text:style-name="T9">fgetc</text:span></text:p>
              </text:list-item>
              <text:list-item>
                <text:p>Fim de arquivo (-1): <text:span text:style-name="T9">EO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1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uma string com <text:span text:style-name="T9">scanf</text:span> (máx 25 caracteres)</text:p>
              </text:list-item>
              <text:list-item>
                <text:p>Escreva a string para um arquivo, caractere a caractere, usando um <text:span text:style-name="T9">for</text:span></text:p>
                <text:list>
                  <text:list-item>
                    <text:p>A função <text:span text:style-name="T9">strlen</text:span> retorna o tamanho de uma string</text:p>
                  </text:list-item>
                  <text:list-item>
                    <text:p>É necessário incluir a biblioteca <text:span text:style-name="T9">string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o arquivo do exercício 8.1, caractere a caractere, para uma string (máx 25 caracteres)</text:p>
              </text:list-item>
              <text:list-item>
                <text:p>Exiba a string li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Altere o exercício 8.1 e 8.3 para usar a função a seguir a ser definida:</text:p>
              </text:list-item>
              <text:list-item>
                <text:p><text:span text:style-name="T10">void escreva_string (FILE* f, char* str);</text:span></text:p>
              </text:list-item>
              <text:list-item>
                <text:p>A função recebe um arquivo e uma string e escreve a string no arquivo, caractere a caract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em “Binário”</text:p>
          </draw:text-box>
        </draw:frame>
        <draw:frame presentation:style-name="pr10" draw:text-style-name="P7" draw:layer="layout" svg:width="21.225cm" svg:height="16.551cm" svg:x="3.39cm" svg:y="3.9cm">
          <draw:text-box>
            <text:p text:style-name="P6"><text:span text:style-name="T11">#include &lt;stdio.h&gt;</text:span></text:p>
            <text:p text:style-name="P6"><text:span text:style-name="T11">#include &lt;string.h&gt;</text:span></text:p>
            <text:p text:style-name="P6"><text:span text:style-name="T7"/></text:p>
            <text:p text:style-name="P6"><text:span text:style-name="T11">struct Data {</text:span></text:p>
            <text:p text:style-name="P6"><text:span text:style-name="T11"><text:s text:c="4"/></text:span><text:span text:style-name="T11">char dia;</text:span></text:p>
            <text:p text:style-name="P6"><text:span text:style-name="T11"><text:s text:c="4"/></text:span><text:span text:style-name="T11">char mes;</text:span></text:p>
            <text:p text:style-name="P6"><text:span text:style-name="T11"><text:s text:c="4"/></text:span><text:span text:style-name="T11">char ano;</text:span></text:p>
            <text:p text:style-name="P6"><text:span text:style-name="T11">};</text:span></text:p>
            <text:p text:style-name="P6"><text:span text:style-name="T7"/></text:p>
            <text:p text:style-name="P6"><text:span text:style-name="T11">int main (void) {</text:span></text:p>
            <text:p text:style-name="P6"><text:span text:style-name="T11"><text:s text:c="4"/></text:span><text:span text:style-name="T11">int <text:s/>v1 <text:s text:c="2"/>= 0x12345678;</text:span></text:p>
            <text:p text:style-name="P6"><text:span text:style-name="T11"><text:s text:c="4"/></text:span><text:span text:style-name="T11">char v2[] = "Felipe Moura";</text:span></text:p>
            <text:p text:style-name="P6"><text:span text:style-name="T11"><text:s text:c="4"/></text:span><text:span text:style-name="T11">struct Data v3 = { 11, 7, 18 };</text:span></text:p>
            <text:p text:style-name="P6"><text:span text:style-name="T7"/></text:p>
            <text:p text:style-name="P6"><text:span text:style-name="T11"><text:s text:c="4"/></text:span><text:span text:style-name="T12">FILE</text:span><text:span text:style-name="T11">* f = </text:span><text:span text:style-name="T12">fopen</text:span><text:span text:style-name="T11">("arq-03.bin", "</text:span><text:span text:style-name="T12">wb</text:span><text:span text:style-name="T11">");</text:span></text:p>
            <text:p text:style-name="P6"><text:span text:style-name="T11"><text:s text:c="4"/></text:span><text:span text:style-name="T12">fwrite</text:span><text:span text:style-name="T11">(&amp;v1, </text:span><text:span text:style-name="T12">sizeof</text:span><text:span text:style-name="T11">(int), <text:s/>1, <text:s text:c="9"/>f);</text:span></text:p>
            <text:p text:style-name="P6"><text:span text:style-name="T11"><text:s text:c="4"/></text:span><text:span text:style-name="T12">fwrite</text:span><text:span text:style-name="T11">(&amp;v2, </text:span><text:span text:style-name="T12">sizeof</text:span><text:span text:style-name="T11">(char), strlen(v2), f);</text:span></text:p>
            <text:p text:style-name="P6"><text:span text:style-name="T11"><text:s text:c="4"/></text:span><text:span text:style-name="T12">fwrite</text:span><text:span text:style-name="T11">(&amp;v3, </text:span><text:span text:style-name="T12">sizeof</text:span><text:span text:style-name="T11">(struct Data), 1, <text:s text:c="2"/>f);</text:span></text:p>
            <text:p text:style-name="P6"><text:span text:style-name="T11"><text:s text:c="4"/></text:span><text:span text:style-name="T12">fclose</text:span><text:span text:style-name="T11">(f);</text:span></text:p>
            <text:p text:style-name="P6"><text:span text:style-name="T7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  <text:p text:style-name="P6"><text:span text:style-name="T13"/></text:p>
            <text:p text:style-name="P6"><text:span text:style-name="T11">// 03-bin.c (“xxd arq-03.bin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em “Binário”</text:p>
          </draw:text-box>
        </draw:frame>
        <draw:frame presentation:style-name="pr11" draw:text-style-name="P7" draw:layer="layout" svg:width="23.64cm" svg:height="16.421cm" svg:x="2.19cm" svg:y="3.982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7">int v1;</text:span></text:p>
            <text:p text:style-name="P6"><text:span text:style-name="T7"><text:s text:c="4"/></text:span><text:span text:style-name="T7">char v2[13];</text:span></text:p>
            <text:p text:style-name="P6"><text:span text:style-name="T7"><text:s text:c="4"/></text:span><text:span text:style-name="T7">struct Data v3;</text:span></text:p>
            <text:p text:style-name="P6"><text:span text:style-name="T7"/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arq-03.bin", "rb");</text:span></text:p>
            <text:p text:style-name="P6"><text:span text:style-name="T7"/></text:p>
            <text:p text:style-name="P6"><text:span text:style-name="T7"><text:s text:c="4"/></text:span><text:span text:style-name="T8">fread</text:span><text:span text:style-name="T7">(&amp;v1, </text:span><text:span text:style-name="T8">sizeof</text:span><text:span text:style-name="T7">(</text:span><text:span text:style-name="T8">int</text:span><text:span text:style-name="T7">), 1, f);</text:span></text:p>
            <text:p text:style-name="P6"><text:span text:style-name="T7"><text:s text:c="4"/></text:span><text:span text:style-name="T8">fread</text:span><text:span text:style-name="T7">(v2, </text:span><text:span text:style-name="T8">sizeof</text:span><text:span text:style-name="T7">(</text:span><text:span text:style-name="T8">char</text:span><text:span text:style-name="T7">), 12, f);</text:span></text:p>
            <text:p text:style-name="P6"><text:span text:style-name="T7"><text:s text:c="4"/></text:span><text:span text:style-name="T7">v2[12] = '\0';</text:span></text:p>
            <text:p text:style-name="P6"><text:span text:style-name="T7"><text:s text:c="4"/></text:span><text:span text:style-name="T8">fread</text:span><text:span text:style-name="T7">(&amp;v3, </text:span><text:span text:style-name="T8">sizeof</text:span><text:span text:style-name="T7">(struct Data), 1, f);</text:span></text:p>
            <text:p text:style-name="P6"><text:span text:style-name="T7"/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/></text:p>
            <text:p text:style-name="P6"><text:span text:style-name="T7"><text:s text:c="4"/></text:span><text:span text:style-name="T7">printf("%d %s (%d/%d/%d)\n", v1, v2,</text:span></text:p>
            <text:p text:style-name="P6"><text:span text:style-name="T7"><text:s text:c="29"/></text:span><text:span text:style-name="T7">v3.dia, v3.mes, v3.ano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dados: <text:span text:style-name="T9">fwrite</text:span></text:p>
              </text:list-item>
              <text:list-item>
                <text:p>Ler dados: <text:span text:style-name="T9">fr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Usar a escrita e leitura de arquivos no modo binário para gravar e recuperar os dados do Exercício 7.6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8.1</text:p>
          </draw:text-box>
        </draw:frame>
        <draw:frame presentation:style-name="pr12" draw:layer="layout" svg:width="25.199cm" svg:height="15.587cm" svg:x="1.4cm" svg:y="4.914cm" presentation:class="outline" presentation:user-transformed="true">
          <draw:text-box>
            <text:list text:style-name="L2">
              <text:list-item>
                <text:p><text:span text:style-name="T14">Criar uma estrutura </text:span><text:span text:style-name="T10">Pessoa</text:span><text:span text:style-name="T14"> para guardar</text:span></text:p>
                <text:list>
                  <text:list-item>
                    <text:p><text:span text:style-name="T14">uma </text:span><text:span text:style-name="T10">idade</text:span><text:span text:style-name="T14"> em um inteiro.</text:span></text:p>
                  </text:list-item>
                  <text:list-item>
                    <text:p><text:span text:style-name="T14">um </text:span><text:span text:style-name="T10">nome</text:span><text:span text:style-name="T14"> em um vetor de até 25 caracteres (lembrar do </text:span><text:span text:style-name="T10">‘\0’</text:span><text:span text:style-name="T14">) e</text:span></text:p>
                  </text:list-item>
                </text:list>
              </text:list-item>
              <text:list-item>
                <text:p><text:span text:style-name="T14">Criar um vetor de, no máximo, 100 pessoas.</text:span></text:p>
              </text:list-item>
              <text:list-item>
                <text:p><text:span text:style-name="T14">Fazer um loop para ler </text:span><text:span text:style-name="T10">N</text:span><text:span text:style-name="T14"> pessoas.</text:span></text:p>
                <text:list>
                  <text:list-item>
                    <text:p><text:span text:style-name="T15">N</text:span><text:span text:style-name="T16"> deve ser lido pelo teclado.</text:span></text:p>
                  </text:list-item>
                </text:list>
              </text:list-item>
              <text:list-item>
                <text:p><text:span text:style-name="T14">Gravar as </text:span><text:span text:style-name="T10">N</text:span><text:span text:style-name="T14"> pessoas em um arquivo binário </text:span><text:span text:style-name="T10">ex8.bin</text:span><text:span text:style-name="T14">.</text:span></text:p>
                <text:list>
                  <text:list-item>
                    <text:p><text:span text:style-name="T16">Gravar o </text:span><text:span text:style-name="T15">N</text:span><text:span text:style-name="T16"> no início do arquivo.</text:span></text:p>
                  </text:list-item>
                  <text:list-item>
                    <text:p><text:span text:style-name="T16">Gravar o </text:span><text:span text:style-name="T15">‘\0’</text:span><text:span text:style-name="T16"> do </text:span><text:span text:style-name="T15">nome</text:span><text:span text:style-name="T16"> para marcar o seu términ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r o arquivo <text:span text:style-name="T9">ex8.bin</text:span> inteiro para um vetor de pessoas.</text:p>
              </text:list-item>
              <text:list-item>
                <text:p>Exibir todas as pesso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6</meta:editing-cycles>
    <meta:editing-duration>P60DT9H23M43S</meta:editing-duration>
    <meta:initial-creator>chico </meta:initial-creator>
    <dc:date>2018-12-03T09:57:58.637017801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